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9T18:52:02.658511927</dc:date>
    <meta:editing-cycles>29</meta:editing-cycles>
    <meta:editing-duration>PT1H24M4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-3.53553390593274">
                <text:p>-3.53553390593274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2.12132034355964">
                <text:p>-2.12132034355964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-4">
                <text:p>-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3553390593274">
                <text:p>-3.53553390593274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